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0:48:34.0777991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26T11:09:57.421832622</dc:date>
    <meta:editing-duration>PT19H29M24S</meta:editing-duration>
    <meta:editing-cycles>121</meta:editing-cycles>
    <meta:generator>LibreOffice/7.2.0.4$Linux_X86_64 LibreOffice_project/20$Build-4</meta:generator>
    <meta:document-statistic meta:table-count="1" meta:cell-count="2427" meta:object-count="0"/>
  </office:meta>
</office:document-meta>
</file>